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="Arrow" draw:marker-end-width="0.2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solid" draw:fill-color="#ffffff" fo:min-height="0.789cm" fo:padding-top="0.05cm" fo:padding-bottom="0.05cm" fo:padding-left="0.05cm" fo:padding-right="0.05cm"/>
    </style:style>
    <style:style style:name="gr5" style:family="graphic" style:parent-style-name="standard">
      <style:graphic-properties draw:stroke="none" svg:stroke-color="#000000" draw:fill="solid" draw:fill-color="#ffffff" fo:min-height="1.183cm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solid" draw:fill-color="#ffffff" fo:min-height="0.395cm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fo:min-height="1.098cm" fo:padding-top="0cm" fo:padding-bottom="0cm" fo:padding-left="0cm" fo:padding-right="0cm"/>
    </style:style>
    <style:style style:name="gr8" style:family="graphic" style:parent-style-name="standard">
      <style:graphic-properties svg:stroke-width="0.03cm" draw:marker-start-width="0.25cm" draw:marker-end-width="0.2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="solid" draw:fill-color="#ffffff"/>
      <style:paragraph-properties fo:margin-left="0cm" fo:margin-right="0cm" fo:text-align="center" fo:text-indent="0cm"/>
      <style:text-properties fo:font-size="10pt"/>
    </style:style>
    <style:style style:name="P6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7" style:family="paragraph">
      <style:paragraph-properties fo:margin-left="0cm" fo:margin-right="0cm" fo:text-indent="0cm" style:writing-mode="lr-tb">
        <style:tab-stops>
          <style:tab-stop style:position="27.616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/>
    </style:style>
    <style:style style:name="T3" style:family="text">
      <style:text-properties style:font-name="Arial" fo:font-size="10pt" fo:language="fr" fo:country="FR" style:language-asian="fr" style:country-asian="FR" style:font-size-complex="5.69999980926514pt" style:language-complex="fr" style:country-complex="FR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2" xml:id="id1" draw:id="id1" draw:layer="layout" svg:width="26.6cm" svg:height="1.5cm" svg:x="1.55cm" svg:y="3.5cm">
            <draw:glue-point draw:id="8" svg:x="-4.285cm" svg:y="5.006cm"/>
            <draw:glue-point draw:id="9" svg:x="-2.857cm" svg:y="5.006cm"/>
            <draw:glue-point draw:id="10" svg:x="-1.428cm" svg:y="5.006cm"/>
            <draw:glue-point draw:id="11" svg:x="1.428cm" svg:y="5.006cm"/>
            <draw:glue-point draw:id="12" svg:x="2.857cm" svg:y="5.006cm"/>
            <draw:glue-point draw:id="13" svg:x="4.285cm" svg:y="5.006cm"/>
            <draw:glue-point draw:id="14" svg:x="4.285cm" svg:y="-5cm"/>
            <draw:glue-point draw:id="15" svg:x="2.857cm" svg:y="-5cm"/>
            <draw:glue-point draw:id="16" svg:x="1.428cm" svg:y="-5cm"/>
            <draw:glue-point draw:id="17" svg:x="-1.428cm" svg:y="-5cm"/>
            <draw:glue-point draw:id="18" svg:x="-2.857cm" svg:y="-5cm"/>
            <draw:glue-point draw:id="19" svg:x="-11.4cm" svg:y="-0.75cm" draw:align="center"/>
            <text:p text:style-name="P1"><text:span text:style-name="T1">Quadrilatèr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xml:id="id3" draw:id="id3" draw:layer="layout" svg:width="19cm" svg:height="1.5cm" svg:x="5.35cm" svg:y="8.167cm">
            <draw:glue-point draw:id="8" svg:x="-17.096cm" svg:y="0.75cm" draw:align="right"/>
            <draw:glue-point draw:id="9" svg:x="-13.295cm" svg:y="0.75cm" draw:align="right"/>
            <draw:glue-point draw:id="10" svg:x="-5.705cm" svg:y="0.75cm" draw:align="right"/>
            <draw:glue-point draw:id="11" svg:x="-1.904cm" svg:y="0.75cm" draw:align="right"/>
            <draw:glue-point draw:id="12" svg:x="-1.9cm" svg:y="-0.742cm" draw:align="right"/>
            <draw:glue-point draw:id="13" svg:x="-5.705cm" svg:y="-0.75cm" draw:align="right"/>
            <draw:glue-point draw:id="14" svg:x="-13.295cm" svg:y="-0.75cm" draw:align="right"/>
            <draw:glue-point draw:id="15" svg:x="-17.1cm" svg:y="-0.742cm" draw:align="right"/>
            <text:p text:style-name="P1"><text:span text:style-name="T1">Parallélogramm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xml:id="id2" draw:id="id2" draw:layer="layout" svg:width="11.4cm" svg:height="1.5cm" svg:x="1.557cm" svg:y="12.833cm">
            <draw:glue-point draw:id="8" svg:x="1.905cm" svg:y="0.75cm" draw:align="left"/>
            <draw:glue-point draw:id="9" svg:x="9.495cm" svg:y="0.75cm" draw:align="left"/>
            <draw:glue-point draw:id="10" svg:x="9.495cm" svg:y="-0.75cm" draw:align="left"/>
            <draw:glue-point draw:id="11" svg:x="1.905cm" svg:y="-0.75cm" draw:align="left"/>
            <text:p text:style-name="P1"><text:span text:style-name="T1">Rectang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xml:id="id4" draw:id="id4" draw:layer="layout" svg:width="11.4cm" svg:height="1.5cm" svg:x="16.743cm" svg:y="12.833cm">
            <draw:glue-point draw:id="8" svg:x="1.905cm" svg:y="0.75cm" draw:align="left"/>
            <draw:glue-point draw:id="9" svg:x="9.495cm" svg:y="0.75cm" draw:align="left"/>
            <draw:glue-point draw:id="10" svg:x="9.495cm" svg:y="-0.75cm" draw:align="left"/>
            <draw:glue-point draw:id="11" svg:x="1.905cm" svg:y="-0.75cm" draw:align="left"/>
            <text:p text:style-name="P1"><text:span text:style-name="T1">Losang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xml:id="id5" draw:id="id5" draw:layer="layout" svg:width="19cm" svg:height="1.5cm" svg:x="5.35cm" svg:y="17.5cm">
            <draw:glue-point draw:id="8" svg:x="-17.096cm" svg:y="0.75cm" draw:align="right"/>
            <draw:glue-point draw:id="9" svg:x="-13.295cm" svg:y="0.75cm" draw:align="right"/>
            <draw:glue-point draw:id="10" svg:x="-5.705cm" svg:y="0.75cm" draw:align="right"/>
            <draw:glue-point draw:id="11" svg:x="-1.904cm" svg:y="0.75cm" draw:align="right"/>
            <draw:glue-point draw:id="12" svg:x="-1.904cm" svg:y="-0.75cm" draw:align="right"/>
            <draw:glue-point draw:id="13" svg:x="-5.705cm" svg:y="-0.75cm" draw:align="right"/>
            <draw:glue-point draw:id="14" svg:x="-13.295cm" svg:y="-0.75cm" draw:align="right"/>
            <draw:glue-point draw:id="15" svg:x="-17.096cm" svg:y="-0.75cm" draw:align="right"/>
            <text:p text:style-name="P1"><text:span text:style-name="T1">Carré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" draw:text-style-name="P3" draw:layer="layout" draw:type="line" svg:x1="3.452cm" svg:y1="5cm" svg:x2="3.462cm" svg:y2="12.833cm" draw:start-shape="id1" draw:start-glue-point="8" draw:end-shape="id2" draw:end-glue-point="11" svg:d="M3452 5000l10 7833" svg:viewBox="0 0 11 7834">
            <text:p/>
          </draw:connector>
          <draw:connector draw:style-name="gr2" draw:text-style-name="P3" draw:layer="layout" draw:type="line" svg:x1="7.251cm" svg:y1="5cm" svg:x2="7.25cm" svg:y2="8.175cm" draw:start-shape="id1" draw:start-glue-point="9" draw:end-shape="id3" draw:end-glue-point="15" svg:d="M7251 5000l-1 3175" svg:viewBox="0 0 2 3176">
            <text:p/>
          </draw:connector>
          <draw:connector draw:style-name="gr2" draw:text-style-name="P3" draw:layer="layout" draw:type="line" svg:x1="11.052cm" svg:y1="5cm" svg:x2="11.055cm" svg:y2="8.167cm" draw:start-shape="id1" draw:start-glue-point="10" draw:end-shape="id3" draw:end-glue-point="14" svg:d="M11052 5000l3 3167" svg:viewBox="0 0 4 3168">
            <text:p/>
          </draw:connector>
          <draw:connector draw:style-name="gr2" draw:text-style-name="P3" draw:layer="layout" draw:type="line" svg:x1="14.85cm" svg:y1="5cm" svg:x2="14.85cm" svg:y2="8.167cm" draw:start-shape="id1" draw:start-glue-point="6" draw:end-shape="id3" draw:end-glue-point="4" svg:d="M14850 5000v3167" svg:viewBox="0 0 1 3168">
            <text:p/>
          </draw:connector>
          <draw:connector draw:style-name="gr2" draw:text-style-name="P3" draw:layer="layout" draw:type="line" svg:x1="18.648cm" svg:y1="5cm" svg:x2="18.645cm" svg:y2="8.167cm" draw:start-shape="id1" draw:start-glue-point="11" draw:end-shape="id3" draw:end-glue-point="13" svg:d="M18648 5000l-3 3167" svg:viewBox="0 0 4 3168">
            <text:p/>
          </draw:connector>
          <draw:connector draw:style-name="gr2" draw:text-style-name="P3" draw:layer="layout" draw:type="line" svg:x1="22.449cm" svg:y1="5cm" svg:x2="22.45cm" svg:y2="8.175cm" draw:start-shape="id1" draw:start-glue-point="12" draw:end-shape="id3" draw:end-glue-point="12" svg:d="M22449 5000l1 3175" svg:viewBox="0 0 2 3176">
            <text:p/>
          </draw:connector>
          <draw:connector draw:style-name="gr2" draw:text-style-name="P3" draw:layer="layout" draw:type="line" svg:x1="26.248cm" svg:y1="5cm" svg:x2="26.238cm" svg:y2="12.833cm" draw:start-shape="id1" draw:start-glue-point="13" draw:end-shape="id4" draw:end-glue-point="10" svg:d="M26248 5000l-10 7833" svg:viewBox="0 0 11 7834">
            <text:p/>
          </draw:connector>
          <draw:connector draw:style-name="gr2" draw:text-style-name="P3" draw:layer="layout" draw:type="line" svg:x1="7.254cm" svg:y1="9.667cm" svg:x2="7.257cm" svg:y2="12.833cm" draw:start-shape="id3" draw:start-glue-point="8" draw:end-shape="id2" draw:end-glue-point="4" svg:d="M7254 9667l3 3166" svg:viewBox="0 0 4 3167">
            <text:p/>
          </draw:connector>
          <draw:connector draw:style-name="gr2" draw:text-style-name="P3" draw:layer="layout" draw:type="line" svg:x1="11.055cm" svg:y1="9.667cm" svg:x2="11.052cm" svg:y2="12.833cm" draw:start-shape="id3" draw:start-glue-point="9" draw:end-shape="id2" draw:end-glue-point="10" svg:d="M11055 9667l-3 3166" svg:viewBox="0 0 4 3167">
            <text:p/>
          </draw:connector>
          <draw:connector draw:style-name="gr2" draw:text-style-name="P3" draw:layer="layout" draw:type="line" svg:x1="18.645cm" svg:y1="9.667cm" svg:x2="18.648cm" svg:y2="12.833cm" draw:start-shape="id3" draw:start-glue-point="10" draw:end-shape="id4" draw:end-glue-point="11" svg:d="M18645 9667l3 3166" svg:viewBox="0 0 4 3167">
            <text:p/>
          </draw:connector>
          <draw:connector draw:style-name="gr2" draw:text-style-name="P3" draw:layer="layout" draw:type="line" svg:x1="22.446cm" svg:y1="9.667cm" svg:x2="22.443cm" svg:y2="12.833cm" draw:start-shape="id3" draw:start-glue-point="11" draw:end-shape="id4" draw:end-glue-point="4" svg:d="M22446 9667l-3 3166" svg:viewBox="0 0 4 3167">
            <text:p/>
          </draw:connector>
          <draw:connector draw:style-name="gr2" draw:text-style-name="P3" draw:layer="layout" draw:type="line" svg:x1="7.257cm" svg:y1="14.333cm" svg:x2="7.254cm" svg:y2="17.5cm" draw:start-shape="id2" draw:start-glue-point="6" draw:end-shape="id5" draw:end-glue-point="15" svg:d="M7257 14333l-3 3167" svg:viewBox="0 0 4 3168">
            <text:p/>
          </draw:connector>
          <draw:connector draw:style-name="gr2" draw:text-style-name="P3" draw:layer="layout" draw:type="line" svg:x1="11.052cm" svg:y1="14.333cm" svg:x2="11.055cm" svg:y2="17.5cm" draw:start-shape="id2" draw:start-glue-point="9" draw:end-shape="id5" draw:end-glue-point="14" svg:d="M11052 14333l3 3167" svg:viewBox="0 0 4 3168">
            <text:p/>
          </draw:connector>
          <draw:connector draw:style-name="gr2" draw:text-style-name="P3" draw:layer="layout" draw:type="line" svg:x1="18.648cm" svg:y1="14.333cm" svg:x2="18.645cm" svg:y2="17.5cm" draw:start-shape="id4" draw:start-glue-point="8" draw:end-shape="id5" draw:end-glue-point="13" svg:d="M18648 14333l-3 3167" svg:viewBox="0 0 4 3168">
            <text:p/>
          </draw:connector>
          <draw:connector draw:style-name="gr2" draw:text-style-name="P3" draw:layer="layout" draw:type="line" svg:x1="22.443cm" svg:y1="14.333cm" svg:x2="22.446cm" svg:y2="17.5cm" draw:start-shape="id4" draw:start-glue-point="6" draw:end-shape="id5" draw:end-glue-point="12" svg:d="M22443 14333l3 3167" svg:viewBox="0 0 4 3168">
            <text:p/>
          </draw:connector>
          <draw:frame draw:style-name="gr3" draw:text-style-name="P4" draw:layer="layout" svg:width="3.6cm" svg:height="1.35cm" svg:x="5.452cm" svg:y="5.8cm">
            <draw:text-box>
              <text:p/>
            </draw:text-box>
          </draw:frame>
          <draw:frame draw:style-name="gr4" draw:text-style-name="P5" draw:layer="layout" svg:width="3.6cm" svg:height="0.889cm" svg:x="5.452cm" svg:y="6.036cm">
            <draw:text-box>
              <text:p text:style-name="P1"><text:span text:style-name="T2">Les côtés opposés sont parallèles</text:span></text:p>
            </draw:text-box>
          </draw:frame>
          <draw:frame draw:style-name="gr5" draw:text-style-name="P5" draw:layer="layout" svg:width="3.6cm" svg:height="1.283cm" svg:x="9.252cm" svg:y="5.841cm">
            <draw:text-box>
              <text:p text:style-name="P1"><text:span text:style-name="T2">Les côtés opposés sont de même longueur</text:span></text:p>
            </draw:text-box>
          </draw:frame>
          <draw:frame draw:style-name="gr5" draw:text-style-name="P6" draw:layer="layout" svg:width="3.6cm" svg:height="1.283cm" svg:x="13.052cm" svg:y="5.841cm">
            <draw:text-box>
              <text:p text:style-name="P1"><text:span text:style-name="T3">Deux côtés opposés sont parallèles et de même longueur</text:span></text:p>
            </draw:text-box>
          </draw:frame>
          <draw:frame draw:style-name="gr4" draw:text-style-name="P5" draw:layer="layout" svg:width="3.6cm" svg:height="0.889cm" svg:x="16.852cm" svg:y="6.036cm">
            <draw:text-box>
              <text:p text:style-name="P1"><text:span text:style-name="T2">Les diagonales se coupent en leur milieu</text:span></text:p>
            </draw:text-box>
          </draw:frame>
          <draw:frame draw:style-name="gr4" draw:text-style-name="P5" draw:layer="layout" svg:width="3.6cm" svg:height="0.889cm" svg:x="20.652cm" svg:y="6.036cm">
            <draw:text-box>
              <text:p text:style-name="P1"><text:span text:style-name="T2">Il y a un centre de symétrie</text:span></text:p>
            </draw:text-box>
          </draw:frame>
          <draw:frame draw:style-name="gr6" draw:text-style-name="P5" draw:layer="layout" svg:width="3.6cm" svg:height="0.495cm" svg:x="1.652cm" svg:y="8.601cm">
            <draw:text-box>
              <text:p text:style-name="P1"><text:span text:style-name="T2">Il y a 3 angles droits</text:span></text:p>
            </draw:text-box>
          </draw:frame>
          <draw:frame draw:style-name="gr4" draw:text-style-name="P5" draw:layer="layout" svg:width="3.6cm" svg:height="0.889cm" svg:x="24.452cm" svg:y="8.401cm">
            <draw:text-box>
              <text:p text:style-name="P1"><text:span text:style-name="T2">Les 4 côtés sont de même longueur</text:span></text:p>
            </draw:text-box>
          </draw:frame>
          <draw:frame draw:style-name="gr6" draw:text-style-name="P5" draw:layer="layout" svg:width="3.6cm" svg:height="0.495cm" svg:x="5.452cm" svg:y="10.89cm">
            <draw:text-box>
              <text:p text:style-name="P1"><text:span text:style-name="T2">Il y a un angle droit</text:span></text:p>
            </draw:text-box>
          </draw:frame>
          <draw:frame draw:style-name="gr4" draw:text-style-name="P5" draw:layer="layout" svg:width="3.6cm" svg:height="0.889cm" svg:x="9.252cm" svg:y="10.696cm">
            <draw:text-box>
              <text:p text:style-name="P1"><text:span text:style-name="T2">Les diagonales sont de même longueur</text:span></text:p>
            </draw:text-box>
          </draw:frame>
          <draw:frame draw:style-name="gr5" draw:text-style-name="P5" draw:layer="layout" svg:width="3.6cm" svg:height="1.283cm" svg:x="16.852cm" svg:y="10.501cm">
            <draw:text-box>
              <text:p text:style-name="P1"><text:span text:style-name="T2">2 côtés consécutifs sont de même longueur</text:span></text:p>
            </draw:text-box>
          </draw:frame>
          <draw:frame draw:style-name="gr4" draw:text-style-name="P5" draw:layer="layout" svg:width="3.6cm" svg:height="0.889cm" svg:x="20.652cm" svg:y="10.696cm">
            <draw:text-box>
              <text:p text:style-name="P1"><text:span text:style-name="T2">Les diagonales sont perpendiculaires</text:span></text:p>
            </draw:text-box>
          </draw:frame>
          <draw:frame draw:style-name="gr4" draw:text-style-name="P5" draw:layer="layout" svg:width="3.6cm" svg:height="0.889cm" svg:x="5.452cm" svg:y="15.297cm">
            <draw:text-box>
              <text:p text:style-name="P1"><text:span text:style-name="T2">Les diagonales sont perpendiculaires</text:span></text:p>
            </draw:text-box>
          </draw:frame>
          <draw:frame draw:style-name="gr5" draw:text-style-name="P5" draw:layer="layout" svg:width="3.6cm" svg:height="1.283cm" svg:x="9.252cm" svg:y="15.102cm">
            <draw:text-box>
              <text:p text:style-name="P1"><text:span text:style-name="T2">2 côtés consécutifs sont de même longueur</text:span></text:p>
            </draw:text-box>
          </draw:frame>
          <draw:frame draw:style-name="gr4" draw:text-style-name="P5" draw:layer="layout" svg:width="3.6cm" svg:height="0.889cm" svg:x="16.852cm" svg:y="15.297cm">
            <draw:text-box>
              <text:p text:style-name="P1"><text:span text:style-name="T2">Les diagonales sont de même longueur</text:span></text:p>
            </draw:text-box>
          </draw:frame>
          <draw:frame draw:style-name="gr6" draw:text-style-name="P5" draw:layer="layout" svg:width="3.6cm" svg:height="0.495cm" svg:x="20.652cm" svg:y="15.491cm">
            <draw:text-box>
              <text:p text:style-name="P1"><text:span text:style-name="T2">Il y a un angle droit</text:span></text:p>
            </draw:text-box>
          </draw:frame>
        </draw:g>
        <draw:frame draw:style-name="gr7" draw:text-style-name="P8" draw:layer="layout" svg:width="27.684cm" svg:height="1.098cm" svg:x="1.016cm" svg:y="1.016cm">
          <draw:text-box>
            <text:p text:style-name="P7"><text:span text:style-name="T4">NATURE D'UN QUADRILATÈRE</text:span><text:span text:style-name="T4"><text:tab/></text:span><text:span text:style-name="T4">12.1</text:span></text:p>
          </draw:text-box>
        </draw:frame>
        <draw:line draw:style-name="gr8" draw:text-style-name="P3" draw:layer="layout" svg:x1="1.016cm" svg:y1="1.852cm" svg:x2="28.7cm" svg:y2="1.8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$Windows_X86_64 LibreOffice_project/6b8ed514a9f8b44d37a1b96673cbbdd077e24059</meta:generator>
    <meta:initial-creator>Thibaud et Véronique FONTANET</meta:initial-creator>
    <meta:creation-date>2007-08-01T10:37:53</meta:creation-date>
    <dc:date>2018-04-16T17:16:06.410000000</dc:date>
    <dc:language>fr-FR</dc:language>
    <meta:editing-cycles>15</meta:editing-cycles>
    <meta:editing-duration>PT1H14M59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